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6a225" officeooo:paragraph-rsid="0006a225"/>
    </style:style>
    <style:style style:name="P2" style:family="paragraph" style:parent-style-name="Standard">
      <style:text-properties officeooo:rsid="0003863c" officeooo:paragraph-rsid="0003863c"/>
    </style:style>
    <style:style style:name="P3" style:family="paragraph" style:parent-style-name="Standard">
      <style:paragraph-properties fo:line-height="115%" fo:text-align="justify" style:justify-single-word="false"/>
      <style:text-properties style:font-name="Liberation Sans" fo:font-size="12pt" officeooo:rsid="0003863c" officeooo:paragraph-rsid="0003863c" style:font-size-asian="12pt" style:font-size-complex="12pt"/>
    </style:style>
    <style:style style:name="P4" style:family="paragraph" style:parent-style-name="Standard">
      <style:text-properties style:font-name="Noto Mono" fo:font-size="10pt" officeooo:rsid="001093bf" officeooo:paragraph-rsid="001093bf" style:font-size-asian="10pt" style:font-size-complex="10pt"/>
    </style:style>
    <style:style style:name="P5" style:family="paragraph" style:parent-style-name="Standard">
      <style:text-properties style:font-name="Noto Mono" fo:font-size="11pt" officeooo:paragraph-rsid="0012f08a" style:font-size-asian="11pt" style:font-size-complex="11pt"/>
    </style:style>
    <style:style style:name="P6" style:family="paragraph" style:parent-style-name="Standard">
      <style:text-properties style:font-name="Noto Mono" fo:font-size="11pt" officeooo:rsid="0012f08a" officeooo:paragraph-rsid="0012f08a" style:font-size-asian="11pt" style:font-size-complex="11pt"/>
    </style:style>
    <style:style style:name="P7" style:family="paragraph" style:parent-style-name="Standard">
      <style:text-properties style:font-name="Noto Mono" officeooo:paragraph-rsid="00135f86"/>
    </style:style>
    <style:style style:name="P8" style:family="paragraph" style:parent-style-name="Standard">
      <style:text-properties officeooo:rsid="000ffcb7" officeooo:paragraph-rsid="000ffcb7"/>
    </style:style>
    <style:style style:name="P9" style:family="paragraph" style:parent-style-name="Standard">
      <style:text-properties officeooo:rsid="00100978" officeooo:paragraph-rsid="00100978"/>
    </style:style>
    <style:style style:name="P10" style:family="paragraph" style:parent-style-name="Standard">
      <style:text-properties officeooo:paragraph-rsid="00106e60"/>
    </style:style>
    <style:style style:name="P11" style:family="paragraph" style:parent-style-name="Standard">
      <style:text-properties officeooo:rsid="001093bf" officeooo:paragraph-rsid="001093bf"/>
    </style:style>
    <style:style style:name="P12" style:family="paragraph" style:parent-style-name="Standard">
      <style:text-properties officeooo:rsid="001229de" officeooo:paragraph-rsid="001229de"/>
    </style:style>
    <style:style style:name="P13" style:family="paragraph" style:parent-style-name="Standard">
      <style:text-properties officeooo:paragraph-rsid="00135f86"/>
    </style:style>
    <style:style style:name="P14" style:family="paragraph" style:parent-style-name="Standard">
      <style:text-properties officeooo:paragraph-rsid="00161306"/>
    </style:style>
    <style:style style:name="P15" style:family="paragraph" style:parent-style-name="Standard">
      <style:text-properties officeooo:paragraph-rsid="00180ac4"/>
    </style:style>
    <style:style style:name="P16" style:family="paragraph" style:parent-style-name="Standard">
      <style:paragraph-properties fo:padding="0.049cm" fo:border="0.06pt solid #000000"/>
      <style:text-properties style:font-name="Noto Mono"/>
    </style:style>
    <style:style style:name="P17" style:family="paragraph" style:parent-style-name="Standard">
      <style:paragraph-properties fo:padding="0.049cm" fo:border="0.06pt solid #000000"/>
      <style:text-properties style:font-name="Noto Mono" officeooo:rsid="000ffcb7" officeooo:paragraph-rsid="000ffcb7"/>
    </style:style>
    <style:style style:name="P18" style:family="paragraph" style:parent-style-name="Standard">
      <style:paragraph-properties fo:padding="0.049cm" fo:border="0.06pt solid #000000"/>
      <style:text-properties style:font-name="Noto Mono" fo:font-size="11pt" officeooo:paragraph-rsid="0012f08a" style:font-size-asian="11pt" style:font-size-complex="11pt"/>
    </style:style>
    <style:style style:name="P19" style:family="paragraph" style:parent-style-name="Standard">
      <style:paragraph-properties fo:padding="0.049cm" fo:border="0.06pt solid #000000"/>
      <style:text-properties style:font-name="Noto Mono" fo:font-size="11pt" officeooo:rsid="0012f08a" officeooo:paragraph-rsid="00135f86" style:font-size-asian="11pt" style:font-size-complex="11pt"/>
    </style:style>
    <style:style style:name="P20" style:family="paragraph" style:parent-style-name="Standard">
      <style:paragraph-properties fo:padding="0.049cm" fo:border="0.06pt solid #000000"/>
      <style:text-properties style:font-name="Noto Mono" officeooo:paragraph-rsid="00135f86"/>
    </style:style>
    <style:style style:name="P21" style:family="paragraph" style:parent-style-name="Standard">
      <style:paragraph-properties fo:padding="0.049cm" fo:border="0.06pt solid #000000"/>
      <style:text-properties style:font-name="Noto Mono" officeooo:paragraph-rsid="0014d3aa"/>
    </style:style>
    <style:style style:name="P22" style:family="paragraph" style:parent-style-name="Standard">
      <style:paragraph-properties fo:padding="0.049cm" fo:border="0.06pt solid #000000"/>
      <style:text-properties officeooo:paragraph-rsid="00106e60"/>
    </style:style>
    <style:style style:name="P23" style:family="paragraph" style:parent-style-name="Standard">
      <style:paragraph-properties fo:padding="0.049cm" fo:border="0.06pt solid #000000"/>
      <style:text-properties officeooo:paragraph-rsid="00135f86"/>
    </style:style>
    <style:style style:name="P24" style:family="paragraph" style:parent-style-name="Standard">
      <style:paragraph-properties fo:padding="0.049cm" fo:border="0.06pt solid #000000"/>
      <style:text-properties officeooo:paragraph-rsid="0014d3aa"/>
    </style:style>
    <style:style style:name="P25" style:family="paragraph" style:parent-style-name="Text_20_body">
      <style:paragraph-properties fo:padding="0.049cm" fo:border="0.06pt solid #000000"/>
      <style:text-properties style:font-name="Noto Mono"/>
    </style:style>
    <style:style style:name="P26" style:family="paragraph" style:parent-style-name="Text_20_body">
      <style:paragraph-properties fo:line-height="115%" fo:text-align="justify" style:justify-single-word="false"/>
      <style:text-properties style:font-name="Liberation Sans" fo:font-size="12pt" style:font-size-asian="12pt" style:font-size-complex="12pt"/>
    </style:style>
    <style:style style:name="P27" style:family="paragraph" style:parent-style-name="Text_20_body">
      <style:paragraph-properties fo:line-height="115%" fo:text-align="justify" style:justify-single-word="false"/>
      <style:text-properties style:font-name="Liberation Sans" fo:font-size="12pt" officeooo:paragraph-rsid="000ee00e" style:font-size-asian="12pt" style:font-size-complex="12pt"/>
    </style:style>
    <style:style style:name="P28" style:family="paragraph" style:parent-style-name="Text_20_body">
      <style:text-properties officeooo:rsid="000eeb75" officeooo:paragraph-rsid="000eeb75"/>
    </style:style>
    <style:style style:name="P29" style:family="paragraph" style:parent-style-name="Text_20_body">
      <style:paragraph-properties fo:margin-left="1.251cm" fo:margin-right="0cm" fo:line-height="115%" fo:text-align="justify" style:justify-single-word="false" fo:text-indent="0cm" style:auto-text-indent="false"/>
      <style:text-properties style:font-name="Liberation Sans" fo:font-size="12pt" officeooo:paragraph-rsid="000ee00e" style:font-size-asian="12pt" style:font-size-complex="12pt"/>
    </style:style>
    <style:style style:name="P30" style:family="paragraph" style:parent-style-name="Text_20_body">
      <style:paragraph-properties fo:margin-left="0cm" fo:margin-right="0cm" fo:line-height="115%" fo:text-align="justify" style:justify-single-word="false" fo:text-indent="0cm" style:auto-text-indent="false" fo:padding="0.049cm" fo:border="0.06pt solid #000000"/>
      <style:text-properties style:font-name="Noto Mono" fo:font-size="12pt" officeooo:rsid="000eeb75" officeooo:paragraph-rsid="000eeb75" style:font-size-asian="12pt" style:font-size-complex="12pt"/>
    </style:style>
    <style:style style:name="P31" style:family="paragraph" style:parent-style-name="Heading_20_1">
      <style:paragraph-properties fo:text-align="center" style:justify-single-word="false"/>
    </style:style>
    <style:style style:name="P32" style:family="paragraph" style:parent-style-name="Heading_20_2">
      <style:text-properties officeooo:rsid="000ee00e" officeooo:paragraph-rsid="000ee00e"/>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3">
      <style:text-properties style:font-name="Liberation Sans"/>
    </style:style>
    <style:style style:name="P36" style:family="paragraph" style:parent-style-name="Standard">
      <style:paragraph-properties fo:padding="0.049cm" fo:border="0.06pt solid #000000"/>
      <style:text-properties style:font-name="monospace" fo:font-size="12pt" officeooo:rsid="0012f08a" officeooo:paragraph-rsid="00135f86" style:font-size-asian="11pt" style:font-size-complex="11pt"/>
    </style:style>
    <style:style style:name="P37" style:family="paragraph" style:parent-style-name="Standard">
      <style:paragraph-properties fo:padding="0.049cm" fo:border="0.06pt solid #000000"/>
      <style:text-properties style:font-name="monospace" fo:font-size="12pt" officeooo:paragraph-rsid="00135f86"/>
    </style:style>
    <style:style style:name="P38" style:family="paragraph" style:parent-style-name="Standard">
      <style:paragraph-properties fo:padding="0.049cm" fo:border="0.06pt solid #000000"/>
      <style:text-properties style:font-name="monospace" fo:font-size="12pt" officeooo:paragraph-rsid="0014d3aa"/>
    </style:style>
    <style:style style:name="P39" style:family="paragraph" style:parent-style-name="Standard">
      <style:paragraph-properties fo:padding="0.049cm" fo:border="0.06pt solid #000000"/>
      <style:text-properties style:font-name="monospace" fo:font-size="12pt" officeooo:paragraph-rsid="00161306"/>
    </style:style>
    <style:style style:name="P40" style:family="paragraph" style:parent-style-name="Standard">
      <style:paragraph-properties fo:padding="0.049cm" fo:border="0.06pt solid #000000"/>
      <style:text-properties style:font-name="monospace" fo:font-size="12pt" officeooo:paragraph-rsid="00180ac4"/>
    </style:style>
    <style:style style:name="P41" style:family="paragraph" style:parent-style-name="Standard">
      <style:paragraph-properties fo:padding="0.049cm" fo:border="0.06pt solid #000000"/>
      <style:text-properties style:font-name="Noto Mono" fo:font-size="12pt" officeooo:paragraph-rsid="0014d3aa"/>
    </style:style>
    <style:style style:name="P42" style:family="paragraph" style:parent-style-name="Standard">
      <style:paragraph-properties fo:padding="0.049cm" fo:border="0.06pt solid #000000"/>
      <style:text-properties officeooo:paragraph-rsid="00180ac4"/>
    </style:style>
    <style:style style:name="P43" style:family="paragraph" style:parent-style-name="Standard">
      <style:paragraph-properties fo:padding="0.049cm" fo:border="0.06pt solid #000000"/>
      <style:text-properties style:font-name="Noto Mono" officeooo:rsid="001a7759" officeooo:paragraph-rsid="001a7759"/>
    </style:style>
    <style:style style:name="P44" style:family="paragraph" style:parent-style-name="Standard">
      <style:paragraph-properties fo:padding="0.049cm" fo:border="0.06pt solid #000000"/>
      <style:text-properties style:font-name="Noto Mono" officeooo:paragraph-rsid="001a7759"/>
    </style:style>
    <style:style style:name="P45" style:family="paragraph" style:parent-style-name="Standard">
      <style:paragraph-properties fo:padding="0.049cm" fo:border="0.06pt solid #000000"/>
      <style:text-properties officeooo:paragraph-rsid="001a7759"/>
    </style:style>
    <style:style style:name="P46" style:family="paragraph" style:parent-style-name="Standard">
      <style:text-properties style:font-name="monospace" fo:font-size="12pt" officeooo:rsid="0012f08a" officeooo:paragraph-rsid="00135f86" style:font-size-asian="11pt" style:font-size-complex="11pt"/>
    </style:style>
    <style:style style:name="P47" style:family="paragraph" style:parent-style-name="Standard">
      <style:text-properties style:font-name="monospace" fo:font-size="12pt" officeooo:paragraph-rsid="00135f86"/>
    </style:style>
    <style:style style:name="P48" style:family="paragraph" style:parent-style-name="Standard">
      <style:text-properties style:font-name="monospace" fo:font-size="12pt" officeooo:paragraph-rsid="0014d3aa"/>
    </style:style>
    <style:style style:name="P49" style:family="paragraph" style:parent-style-name="Standard">
      <style:text-properties style:font-name="monospace" fo:font-size="12pt" officeooo:paragraph-rsid="00180ac4"/>
    </style:style>
    <style:style style:name="P50" style:family="paragraph" style:parent-style-name="Standard">
      <style:text-properties style:font-name="sans-serif" fo:font-size="13.5pt" officeooo:paragraph-rsid="0014d3aa"/>
    </style:style>
    <style:style style:name="P51" style:family="paragraph" style:parent-style-name="Standard">
      <style:text-properties style:font-name="sans-serif" fo:font-size="13.5pt" officeooo:paragraph-rsid="00180ac4"/>
    </style:style>
    <style:style style:name="P52" style:family="paragraph" style:parent-style-name="Standard">
      <style:text-properties style:font-name="sans-serif" fo:font-size="14.25pt" officeooo:paragraph-rsid="0014d3aa"/>
    </style:style>
    <style:style style:name="P53" style:family="paragraph" style:parent-style-name="Standard">
      <style:text-properties style:font-name="Noto Mono" fo:font-size="12pt" officeooo:paragraph-rsid="0014d3aa"/>
    </style:style>
    <style:style style:name="P54" style:family="paragraph" style:parent-style-name="Standard">
      <style:text-properties officeooo:paragraph-rsid="001964d6"/>
    </style:style>
    <style:style style:name="P55" style:family="paragraph" style:parent-style-name="Standard">
      <style:text-properties officeooo:paragraph-rsid="0019e07d"/>
    </style:style>
    <style:style style:name="P56" style:family="paragraph" style:parent-style-name="Standard">
      <style:text-properties fo:font-style="italic" officeooo:paragraph-rsid="0019e07d" style:font-style-asian="italic" style:font-style-complex="italic"/>
    </style:style>
    <style:style style:name="P57" style:family="paragraph" style:parent-style-name="Standard">
      <style:text-properties style:font-name="Noto Mono"/>
    </style:style>
    <style:style style:name="P58" style:family="paragraph" style:parent-style-name="Standard">
      <style:text-properties style:font-name="Noto Mono" officeooo:rsid="001a7759" officeooo:paragraph-rsid="001a7759"/>
    </style:style>
    <style:style style:name="P59" style:family="paragraph" style:parent-style-name="Standard">
      <style:text-properties style:font-name="Noto Mono" officeooo:paragraph-rsid="001a7759"/>
    </style:style>
    <style:style style:name="P60" style:family="paragraph" style:parent-style-name="Standard">
      <style:text-properties officeooo:paragraph-rsid="001a7759"/>
    </style:style>
    <style:style style:name="P61" style:family="paragraph" style:parent-style-name="Standard">
      <style:text-properties officeooo:paragraph-rsid="001c230c"/>
    </style:style>
    <style:style style:name="P62" style:family="paragraph" style:parent-style-name="Standard">
      <style:paragraph-properties fo:padding="0.049cm" fo:border="none"/>
      <style:text-properties style:font-name="monospace" fo:font-size="12pt" officeooo:paragraph-rsid="00161306"/>
    </style:style>
    <style:style style:name="P63" style:family="paragraph" style:parent-style-name="Text_20_body">
      <style:text-properties fo:font-weight="normal" officeooo:rsid="000eeb75" officeooo:paragraph-rsid="000eeb75" style:font-weight-asian="normal" style:font-weight-complex="normal"/>
    </style:style>
    <style:style style:name="P64" style:family="paragraph" style:parent-style-name="Text_20_body">
      <style:text-properties style:font-name="sans-serif" fo:font-size="17.25pt"/>
    </style:style>
    <style:style style:name="P65" style:family="paragraph" style:parent-style-name="Text_20_body">
      <style:text-properties style:font-name="sans-serif" fo:font-size="17.25pt" officeooo:rsid="0012f08a" officeooo:paragraph-rsid="0012f08a"/>
    </style:style>
    <style:style style:name="P66" style:family="paragraph" style:parent-style-name="Text_20_body">
      <style:paragraph-properties fo:padding="0.049cm" fo:border="0.06pt solid #000000"/>
      <style:text-properties officeooo:paragraph-rsid="00180ac4"/>
    </style:style>
    <style:style style:name="T1" style:family="text">
      <style:text-properties officeooo:rsid="001229de"/>
    </style:style>
    <style:style style:name="T2" style:family="text">
      <style:text-properties fo:font-weight="bold" style:font-weight-asian="bold" style:font-weight-complex="bold"/>
    </style:style>
    <style:style style:name="T3" style:family="text">
      <style:text-properties style:font-name="sans-serif"/>
    </style:style>
    <style:style style:name="T4" style:family="text">
      <style:text-properties style:font-name="sans-serif" fo:font-size="13.5pt"/>
    </style:style>
    <style:style style:name="T5" style:family="text">
      <style:text-properties style:font-name="sans-serif" fo:font-size="13.5pt" officeooo:rsid="001c616c"/>
    </style:style>
    <style:style style:name="T6" style:family="text">
      <style:text-properties style:font-name="sans-serif" fo:font-size="17.25pt"/>
    </style:style>
    <style:style style:name="T7" style:family="text">
      <style:text-properties style:font-name="sans-serif" fo:font-size="17.25pt" officeooo:rsid="0012f08a"/>
    </style:style>
    <style:style style:name="T8" style:family="text">
      <style:text-properties fo:font-size="13.5pt"/>
    </style:style>
    <style:style style:name="T9" style:family="text">
      <style:text-properties fo:font-size="13.5pt" officeooo:rsid="001c616c"/>
    </style:style>
    <style:style style:name="T10" style:family="text">
      <style:text-properties style:font-name="monospace"/>
    </style:style>
    <style:style style:name="T11" style:family="text">
      <style:text-properties style:font-name="monospace" fo:font-size="13.5pt"/>
    </style:style>
    <style:style style:name="T12" style:family="text">
      <style:text-properties style:font-name="monospace" fo:font-size="12pt"/>
    </style:style>
    <style:style style:name="T13" style:family="text">
      <style:text-properties style:font-name="monospace" fo:font-size="12pt" fo:font-weight="bold" style:font-weight-asian="bold" style:font-weight-complex="bold"/>
    </style:style>
    <style:style style:name="T14" style:family="text">
      <style:text-properties style:font-name="monospace" fo:font-size="12pt" fo:font-weight="bold" officeooo:rsid="0014d3aa" style:font-weight-asian="bold" style:font-weight-complex="bold"/>
    </style:style>
    <style:style style:name="T15" style:family="text">
      <style:text-properties style:font-name="monospace" fo:font-size="12pt" fo:font-style="italic" style:font-style-asian="italic" style:font-style-complex="italic"/>
    </style:style>
    <style:style style:name="T16" style:family="text">
      <style:text-properties style:font-name="monospace" fo:font-size="12pt" fo:font-style="italic" fo:font-weight="bold" style:font-style-asian="italic" style:font-weight-asian="bold" style:font-style-complex="italic" style:font-weight-complex="bold"/>
    </style:style>
    <style:style style:name="T17" style:family="text">
      <style:text-properties style:font-name="monospace" fo:font-size="12pt" officeooo:rsid="001aff1e"/>
    </style:style>
    <style:style style:name="T18" style:family="text">
      <style:text-properties style:font-name="monospace" fo:font-size="12pt" officeooo:rsid="001c230c"/>
    </style:style>
    <style:style style:name="T19" style:family="text">
      <style:text-properties style:font-name="monospace" fo:font-weight="bold" style:font-weight-asian="bold" style:font-weight-complex="bold"/>
    </style:style>
    <style:style style:name="T20" style:family="text">
      <style:text-properties fo:font-size="12pt"/>
    </style:style>
    <style:style style:name="T21" style:family="text">
      <style:text-properties fo:font-size="12pt" fo:font-weight="bold" style:font-weight-asian="bold" style:font-weight-complex="bold"/>
    </style:style>
    <style:style style:name="T22" style:family="text">
      <style:text-properties fo:font-size="12pt" officeooo:rsid="001c230c"/>
    </style:style>
    <style:style style:name="T23" style:family="text">
      <style:text-properties officeooo:rsid="000cfc90"/>
    </style:style>
    <style:style style:name="T24" style:family="text">
      <style:text-properties officeooo:rsid="000ee00e"/>
    </style:style>
    <style:style style:name="T25" style:family="text">
      <style:text-properties officeooo:rsid="000eeb75"/>
    </style:style>
    <style:style style:name="T26" style:family="text">
      <style:text-properties officeooo:rsid="00106e60"/>
    </style:style>
    <style:style style:name="T27" style:family="text">
      <style:text-properties style:font-name="Noto Mono"/>
    </style:style>
    <style:style style:name="T28" style:family="text">
      <style:text-properties officeooo:rsid="00161306"/>
    </style:style>
    <style:style style:name="T29" style:family="text">
      <style:text-properties officeooo:rsid="00185cea"/>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1a70cc"/>
    </style:style>
    <style:style style:name="T33" style:family="text">
      <style:text-properties style:font-name="Noto Mono" fo:font-size="12pt"/>
    </style:style>
    <style:style style:name="T34" style:family="text">
      <style:text-properties style:font-name="Noto Mono" fo:font-size="12pt" officeooo:rsid="001aff1e"/>
    </style:style>
    <style:style style:name="T35" style:family="text">
      <style:text-properties officeooo:rsid="001aff1e"/>
    </style:style>
    <style:style style:name="T36" style:family="text">
      <style:text-properties officeooo:rsid="001c230c"/>
    </style:style>
    <style:style style:name="T37" style:family="text">
      <style:text-properties officeooo:rsid="001c61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Le filtres <text:span text:style-name="T23">puissants <text:s text:c="3"/>find <text:s/>grep sed</text:span></text:h>
      <text:p text:style-name="P2"/>
      <text:h text:style-name="Heading_20_2" text:outline-level="2">Introduction</text:h>
      <text:p text:style-name="P3"><text:line-break/>Vous êtes maintenant bien plus à l’aise avec votre ligne de commande. Vous gagnez en rapidité et en efficacité. Vous avez un certain nombre de commandes dans votre boite à outils avec lesquels vous arrivez à exploiter votre système d’exploitation. Il est donc temps pour vous de passer à la vitesse supérieure et de maîtriser toute la puissance de votre système. Pour rappel, la philosophie des commandes UNIX dont les systèmes Linux ont hérité est : <text:span text:style-name="T2">Chaque commande fait une seule chose et le fait bien</text:span>. Cette section va introduire des filtres puissants par opposition aux filtres simples vus dans l<text:span text:style-name="T28">a</text:span> précédente. Les commandes que vous allez voir <text:s/>sont des commandes (basiques) qui font toute la puissance de la ligne de commande.</text:p>
      <text:p text:style-name="P2"/>
      <text:h text:style-name="P32" text:outline-level="2">La commande find</text:h>
      <text:p text:style-name="Text_20_body"/>
      <text:h text:style-name="P35" text:outline-level="3"><text:span text:style-name="T24">G</text:span>énéralités</text:h>
      <text:p text:style-name="P26"><text:span text:style-name="T24">T</text:span>rouver un fichier dans son arborescence est l’une des tâches les plus fréquentes que l’on effectue devant un ordinateur. Jusqu’ici, pour trouver un fichier, vous vous servez de la commande <text:span text:style-name="T2">ls</text:span>. Cependant,cette commande ne vous permet pas d’explorer simplement une arborescence à la recherche d’un fichier ou d’un groupe de fichier précis. L’utilisation de l’option<text:span text:style-name="T2">-r</text:span> de la commande ls donne une liste récursive complète (par opposition à filtrée) de tous les fichiers et répertoires de l’arborescence sur laquelle est lancée la commande. Une autre commande est bien plus adaptée pour cette tâche de recherche : la commande <text:span text:style-name="T2">find</text:span>. Cette commande permet de retrouver dans un répertoire, ou une liste de répertoires, un fichier ou un ensemble de fichiers possédant certaines caractéristiques comme : le nom, les droits, les dates, la taille, etc. ou satisfaisant à une expression donnée en argument.</text:p>
      <text:p text:style-name="P27">La commande <text:span text:style-name="T2">find</text:span> possède beaucoup d’options dont les principales sont :</text:p>
      <text:p text:style-name="P29"><text:span text:style-name="T2">-name fichier</text:span> où fichier est le nom du fichier à trouver. Ce nom peut comporter des caractères spéciaux. L’option <text:span text:style-name="T2">-iname</text:span> <text:span text:style-name="T2">fichier</text:span> indique de ne pas être sensible à la casse.</text:p>
      <text:p text:style-name="P29"><text:span text:style-name="T2">-perm nombre</text:span> où nombre équivaut aux droits d’accès.</text:p>
      <text:p text:style-name="P29">-<text:span text:style-name="T2">user nom</text:span> où nom correspond à un nom d’utilisateur et le résultat de la recherche listera tous les fichiers appartenant à cet utilisateur.</text:p>
      <text:p text:style-name="P29"><text:span text:style-name="T2">-size n</text:span> où n correspond à la taille du fichier</text:p>
      <text:p text:style-name="P29"><text:soft-page-break/><text:span text:style-name="T10">-</text:span><text:span text:style-name="T19">mtime n</text:span><text:span text:style-name="T10"> </text:span><text:span text:style-name="T3">où n correspond à une date ou un temps.</text:span></text:p>
      <text:h text:style-name="Heading_20_3" text:outline-level="3">Exemples simple<text:span text:style-name="T25">s</text:span></text:h>
      <text:p text:style-name="Text_20_body"/>
      <text:p text:style-name="P28">Donnons quelques exemples courants d’utilisation de la commande <text:span text:style-name="T2">find</text:span></text:p>
      <text:p text:style-name="P25">psimier@b107PSR:~$ <text:s/><text:span text:style-name="T2">find /etc -name "av*"</text:span></text:p>
      <text:p text:style-name="P63">Liste tous entités (fichiers et répertoires) dans /etc dont le nom commence par av. Les guillemets sont fondamentaux afin que le shell n’interprète pas le motif de recherche à la place de find.</text:p>
      <text:p text:style-name="P30">psimier@b107PSR:~$ <text:span text:style-name="T2">find . -iname <text:s/>"sn*" -type f</text:span></text:p>
      <text:p text:style-name="Standard">Liste tous les fichiers (option -type f) dans le répertoire courant (option .) dont le nom commence par <text:span text:style-name="T2">sn</text:span> sans tenir compte de la casse (option iname).</text:p>
      <text:p text:style-name="Standard"/>
      <text:p text:style-name="P16">psimier@b107PSR:~$ <text:span text:style-name="T2">find $HOME -mtime -1</text:span></text:p>
      <text:p text:style-name="Standard"/>
      <text:p text:style-name="P8">Liste toutes les entités du répertoire personnel qui ont été modifiées il y a moins d’un jour. L’option -mtime +1 avec un nombre signé positivement indique de retrouver les fichiers modifiés il y a plus de 1 jour.</text:p>
      <text:p text:style-name="P8"/>
      <text:p text:style-name="P17">psimier@b107PSR:~/2020$ find . -size +1M</text:p>
      <text:p text:style-name="P8"/>
      <text:p text:style-name="P9">Liste toutes les entités du répertoire personnel 2020 dont la taille dépasse le méga octet. Une option <text:span text:style-name="T2">-size -1G</text:span> listera les entités de moins de 1 giga octets.</text:p>
      <text:p text:style-name="P8"/>
      <text:p text:style-name="P16">psimier@b107PSR:~/2020$ find . ! -user $LOGNAME</text:p>
      <text:p text:style-name="Standard"/>
      <text:p text:style-name="P9">Liste toutes les entités du répertoire ~/2020 dont vous n’êtes pas le propriétaire, l’option ! Exprime la négation.</text:p>
      <text:p text:style-name="P9"/>
      <text:h text:style-name="Heading_20_3" text:outline-level="3">Intersection <text:span text:style-name="T26">(</text:span>ET<text:span text:style-name="T26">)</text:span> et union <text:span text:style-name="T26">(</text:span>OU<text:span text:style-name="T26">)</text:span> avec find</text:h>
      <text:p text:style-name="P10">Il est possible de combiner les critères avec la commande find. Il suffit de saisir toutes les options. Attention, néanmoins, dans ce cas, ces critères sont pris comme des intersections (ET). Par exemple</text:p>
      <text:p text:style-name="P10"/>
      <text:p text:style-name="P22"><text:s/><text:span text:style-name="T27">psimier@b107PSR:~$ find . -size +15M -size -1G</text:span></text:p>
      <text:p text:style-name="P10"/>
      <text:p text:style-name="P10">Liste toutes les entités du répertoire courant dont la taille dépasse quinze méga octets mais dont la taille est aussi inférieure à un giga octet.</text:p>
      <text:p text:style-name="Standard"/>
      <text:p text:style-name="Standard">L’option <text:span text:style-name="T2">-o</text:span> de la commande <text:span text:style-name="T2">find</text:span> permet de chercher sur des unions de critères (OU).</text:p>
      <text:p text:style-name="Standard"/>
      <text:p text:style-name="P16">psimier@b107PSR:~/2020$ find . -name "*.c" -o -name "*.cpp"</text:p>
      <text:p text:style-name="Standard"/>
      <text:p text:style-name="Standard">Liste toutes les entités du répertoire courant 2020 dont le nom se termine par <text:span text:style-name="T2">.c</text:span> ou par <text:span text:style-name="T2">.cpp</text:span>.</text:p>
      <text:p text:style-name="Standard"/>
      <text:h text:style-name="Heading_20_3" text:outline-level="3"><text:soft-page-break/>L’option -exec</text:h>
      <text:p text:style-name="P11"/>
      <text:p text:style-name="Standard">On peut faire exécuter à la commande <text:span text:style-name="T2">find </text:span>n’importe quelle commande en utilisant l’option <text:span text:style-name="T2">-exec</text:span>.</text:p>
      <text:p text:style-name="Standard"/>
      <text:p text:style-name="P12">Exemple comptage des lignes des fichiers trouvés.</text:p>
      <text:p text:style-name="P11"/>
      <text:p text:style-name="P4">psimier@b107PSR:~/2020/snir1$ <text:span text:style-name="T2">find . -name "*.txt" -exec <text:s/>wc -l {} ';'</text:span></text:p>
      <text:p text:style-name="P4">14 ./Operating System/AdminLinux/tp/masquerade.txt</text:p>
      <text:p text:style-name="P4">3 ./Operating System/TP2/liste de noel.txt</text:p>
      <text:p text:style-name="P4">3 ./Operating System/TP2/listeDeNoel.txt</text:p>
      <text:p text:style-name="P4"/>
      <text:p text:style-name="Standard">Tous les {} sont remplacés par le chemin trouvé en protégeant automatiquement les espaces. Le ; indique la fin de la commande que l’on veut exécuter. Il faut le protéger en l’écrivant entre quote ” car ce symbole est aussi le séparateur de commandes.</text:p>
      <text:p text:style-name="Standard"/>
      <text:p text:style-name="Standard">L’exemple ci dessus trouve toutes les entités dont le nom se termine par <text:span text:style-name="T2">.txt</text:span>, puis exécute la commande <text:span text:style-name="T2">wc -l</text:span> sur les entités trouvées (représentée par{})</text:p>
      <text:p text:style-name="Standard"/>
      <text:p text:style-name="Standard"/>
      <text:h text:style-name="Heading_20_2" text:outline-level="2"><text:span text:style-name="T7">l</text:span><text:span text:style-name="T6">a commande grep</text:span></text:h>
      <text:p text:style-name="P64"/>
      <text:h text:style-name="Heading_20_3" text:outline-level="3">Utilisation classique</text:h>
      <text:p text:style-name="P65"/>
      <text:p text:style-name="Standard">La commande <text:span text:style-name="T2">find</text:span> vue dans la section précédente permet de trouver des fichiers avec certaines caractéristiques, mais ne permet pas de rechercher dans le contenu du fichier. La commande <text:span text:style-name="T2">grep</text:span> affiche toutes les lignes des fichiers données en argument, ou sur l’entrée standard, contenant une chaîne de caractères elle aussi donnée en argument. Prenons le fichier slogan.txt suivant comme exemple :</text:p>
      <text:p text:style-name="Standard"/>
      <text:p text:style-name="P18">$ cat slogan.txt</text:p>
      <text:p text:style-name="P18">There is nothing UNIX can’t buy</text:p>
      <text:p text:style-name="P18">Give that man a Bash</text:p>
      <text:p text:style-name="P18">Proudly powered by linux</text:p>
      <text:p text:style-name="P18">Crunch All you want. We’ll make Bash</text:p>
      <text:p text:style-name="P18">UNIX or nothing</text:p>
      <text:p text:style-name="P18">Kids are stronger with linux</text:p>
      <text:p text:style-name="P18">If you really want to know, look into linux</text:p>
      <text:p text:style-name="P18">We’re always low UNIX</text:p>
      <text:p text:style-name="P18">Pleasing linux the world over</text:p>
      <text:p text:style-name="P18">Linux inside</text:p>
      <text:p text:style-name="P18">Live free or die UNIX</text:p>
      <text:p text:style-name="P5"/>
      <text:p text:style-name="Standard">Voici un exemple d’utilisation de la command<text:span text:style-name="T29">e</text:span> grep sur ce fichier</text:p>
      <text:p text:style-name="P6"/>
      <text:p text:style-name="P6"/>
      <text:p text:style-name="P6"/>
      <text:p text:style-name="P19"><text:soft-page-break/><text:span text:style-name="T12">$ </text:span><text:span text:style-name="T13">grep UNIX slogan.txt</text:span></text:p>
      <text:p text:style-name="P36">There is nothing UNIX can’t buy</text:p>
      <text:p text:style-name="P36">UNIX or nothing</text:p>
      <text:p text:style-name="P36">We’re always low UNIX</text:p>
      <text:p text:style-name="P36">Live free or die UNIX</text:p>
      <text:p text:style-name="P46"/>
      <text:p text:style-name="P13">Dans cet exemple, on cherche dans le fichier <text:span text:style-name="T30">slogan.txt</text:span> toutes les lignes contenant le mot ’UNIX’. Ici nous ne donnons qu’un seul fichier en argument mais il est possible d’en donner plusieurs.</text:p>
      <text:p text:style-name="P13"/>
      <text:p text:style-name="P20">$ grep UNIX fichier1.txt fichier2.txt</text:p>
      <text:p text:style-name="P7"/>
      <text:p text:style-name="P13">Les options de la commande les plus utilisées sont -v pour inverser la sélection, -n pour afficher le numéro de ligne et -c pour donner le nombre de lignes trouvées.</text:p>
      <text:p text:style-name="P47"/>
      <text:p text:style-name="P23"><text:span text:style-name="T12">$ </text:span><text:span text:style-name="T13">grep -v UNIX slogan.txt</text:span></text:p>
      <text:p text:style-name="P37">Give that man a Bash</text:p>
      <text:p text:style-name="P37">Proudly powered by linux</text:p>
      <text:p text:style-name="P37">Crunch All you want. We’ll make Bash</text:p>
      <text:p text:style-name="P37">Kids are stronger with linux</text:p>
      <text:p text:style-name="P37">If you really want to know, look into linux</text:p>
      <text:p text:style-name="P37">Pleasing linux the world over</text:p>
      <text:p text:style-name="P37">Linux inside</text:p>
      <text:p text:style-name="P37"/>
      <text:p text:style-name="P23"><text:span text:style-name="T12">$ </text:span><text:span text:style-name="T13">grep -nv UNIX slogan.txt</text:span></text:p>
      <text:p text:style-name="P37">2:Give that man a Bash</text:p>
      <text:p text:style-name="P37">3:Proudly powered by linux</text:p>
      <text:p text:style-name="P37">4:Crunch All you want. We’ll make Bash</text:p>
      <text:p text:style-name="P37">6:Kids are stronger with linux</text:p>
      <text:p text:style-name="P37">7:If you really want to know, look into linux</text:p>
      <text:p text:style-name="P37">9:Pleasing linux the world over</text:p>
      <text:p text:style-name="P37">10:Linux inside</text:p>
      <text:p text:style-name="P37"/>
      <text:p text:style-name="P20">$ <text:span text:style-name="T2">grep -vc UNIX slogan.txt</text:span></text:p>
      <text:p text:style-name="P20">7</text:p>
      <text:p text:style-name="P7"/>
      <text:p text:style-name="Standard">Les motifs de recherche utilisés par la commande grep sont les expressions régulières. Il existe des livres entiers traitant des expressions régulières. Ce sont des chaînes syntaxiques qui donnent tout leur sens aux commandes comme <text:span text:style-name="T30">grep</text:span>. Les expressions régulières utilisées avec la commande <text:span text:style-name="T30">grep</text:span> permettent par exemple de rechercher des expressions complexes comme : trouver les lignes contenant les mots commençant par "th" ; les lignes contenant les mots de 4 lettres se terminant par "w" ; etc. Nous n’allons pas examiner ici toutes les possibilités des expressions régulières, mais seulement donner quelques exemples basiques.</text:p>
      <text:p text:style-name="Standard"/>
      <text:p text:style-name="Standard">L’accent circonflexe permet de chercher une expression en début de ligne :</text:p>
      <text:p text:style-name="P50"/>
      <text:p text:style-name="P21"><text:span text:style-name="T20">$ </text:span><text:span text:style-name="T21">grep ^Li slogan.txt</text:span></text:p>
      <text:p text:style-name="P41">Linux inside</text:p>
      <text:p text:style-name="P41">Live free or die UNIX</text:p>
      <text:p text:style-name="P53"/>
      <text:p text:style-name="Standard"><text:soft-page-break/>A l’inverse, le caractère $ permet de rechercher une expression en fin de ligne.</text:p>
      <text:p text:style-name="P50"/>
      <text:p text:style-name="P21"><text:span text:style-name="T12">$ </text:span><text:span text:style-name="T13">grep </text:span><text:span text:style-name="T14">lin</text:span><text:span text:style-name="T13">ux$ slogan.txt</text:span></text:p>
      <text:p text:style-name="P38">Proudly powered by linux</text:p>
      <text:p text:style-name="P38">Kids are stronger with linux</text:p>
      <text:p text:style-name="P38">If you really want to know, look into linux</text:p>
      <text:p text:style-name="P48"/>
      <text:p text:style-name="Standard">La commande suivante permet de lister toutes les lignes commençant par "K" ou commençant par "U". Notez dans ce cas que l’expression régulière est placée entre guillemets simples.</text:p>
      <text:p text:style-name="P50"/>
      <text:p text:style-name="P24"><text:span text:style-name="T12">$ </text:span><text:span text:style-name="T13">grep ’^[KU]’ slogan.txt</text:span></text:p>
      <text:p text:style-name="P38">UNIX or nothing</text:p>
      <text:p text:style-name="P38">Kids are stronger with linux</text:p>
      <text:p text:style-name="P48"/>
      <text:p text:style-name="Standard">Les crochets permettent aussi de définir une plage de caractères. Dans l’exemple suivant on liste toutesles lignes commençant par un caractère entre "K" et "U".</text:p>
      <text:p text:style-name="P50"/>
      <text:p text:style-name="P24"><text:span text:style-name="T12">$ </text:span><text:span text:style-name="T13">grep ’^[K-U]’ slogan.txt</text:span></text:p>
      <text:p text:style-name="P38">There is nothing UNIX can’t buy</text:p>
      <text:p text:style-name="P38">Proudly powered by linux</text:p>
      <text:p text:style-name="P38">UNIX or nothing</text:p>
      <text:p text:style-name="P38">Kids are stronger with linux</text:p>
      <text:p text:style-name="P38">Pleasing linux the world over</text:p>
      <text:p text:style-name="P38">Linux inside</text:p>
      <text:p text:style-name="P38">Live free or die UNIX</text:p>
      <text:p text:style-name="P48"/>
      <text:p text:style-name="P48"/>
      <text:h text:style-name="Heading_20_3" text:outline-level="3">Filtres puissants</text:h>
      <text:p text:style-name="P52"/>
      <text:p text:style-name="Standard">La commande grep s’utilise souvent comme filtre. L’exemple suivant permet de rechercher "motif" dans les fichiers f1,f2,f3, et f4.</text:p>
      <text:p text:style-name="P50"/>
      <text:p text:style-name="P39">$ cat f1 f2 f3 f4 | grep "motif"</text:p>
      <text:p text:style-name="P62"/>
      <text:h text:style-name="P33" text:outline-level="2"/>
      <text:h text:style-name="P34" text:outline-level="2">La commande sed</text:h>
      <text:p text:style-name="P14"/>
      <text:p text:style-name="P14">La commande <text:span text:style-name="T2">sed</text:span> est un éditeur de texte non-interactif, c’est-à-dire qu’il ne permet pas la saisie de texte mais plutôt d’éditer le contenu du fichier de façon automatisée. C’est en fait un filtre de la même nature que grep. La commande sed (stream editor) permet de modifier un flux de données de taille illimitée en utilisant très peu de mémoire. La commande sed est de ce fait un outil très rapide pour l’édition complexe de fichier.</text:p>
      <text:p text:style-name="P14"/>
      <text:p text:style-name="P14">La commande <text:span text:style-name="T2">sed</text:span> possède plusieurs options offrant une grande variété de fonctionnalités d’édition et de traitements. En effet, la commande <text:span text:style-name="T2">sed</text:span> peut utiliser les expressions régulières qui en font un filtre très puissant et dont les possibilités sont infinies. La commande <text:span text:style-name="T2">sed</text:span> lit les fichiers dont les noms sont indiqués en argument. Si aucun nom n’est indiqué, elle lit l’entrée standard. On lui indique les traitements à effectuer en utilisant l’option <text:span text:style-name="T2">-e </text:span>(la présence de cette option est facultative s’il n’y a qu’une seule directive de traitement). <text:s/>Par défaut les fichiers indiqués ne sont pas modifiés et le résultat de la transformation est écrit sur la sortie standard. Mais avec l’option <text:span text:style-name="T2">-i</text:span> on peut obtenir que le résultat soit écrit dans chacun des fichiers.</text:p>
      <text:p text:style-name="P14"/>
      <text:p text:style-name="P14">L’utilisation principale de la commande <text:span text:style-name="T2">sed</text:span> est la substitution d’une expression régulière par une chaîne de caractères, la forme syntaxique pour exprimer ce traitement est la suivante : </text:p>
      <text:p text:style-name="P14"/>
      <text:p text:style-name="P14">s/expression-reguliere/chaîne/g</text:p>
      <text:p text:style-name="P14"/>
      <text:p text:style-name="P15">L’option <text:span text:style-name="T2">/g </text:span>indique que toutes lignes validant l’expression régulière seront traitées, sinon le traitement s’arrêtera après la première occurrence trouvée. La commande sed permet d’utiliser les expressions régulières étendues avec l’option <text:span text:style-name="T2">-r</text:span>, nous n’entrerons pas dans ce type d’expressions régulières ici. Pour utiliser les caractères spéciaux tel que <text:span text:style-name="T2">/</text:span>ou <text:span text:style-name="T2">&amp; </text:span>dans les expressions ou la chaîne, il faut utiliser le caractère d’échappement <text:span text:style-name="T2">\</text:span>. Il est possible d’effectuer plusieurs substitutions à la suite, elles seront alors traitées les unes après les autres et de gauche à droite.</text:p>
      <text:p text:style-name="P15">Voici les exemples d’utilisation les plus courants :</text:p>
      <text:p text:style-name="Text_20_body"/>
      <text:p text:style-name="P66"><text:span text:style-name="T12">$sed </text:span>’<text:span text:style-name="T12">s/alice/bob/g’ fichier1 fichier2</text:span></text:p>
      <text:p text:style-name="P15">Lit le contenu des fichiers fichier1 et fichier2 et l’écrit sur la sortie standard en remplaçant tous les <text:span text:style-name="T2">alice</text:span> par <text:span text:style-name="T2">bob</text:span>. Pour supprimer un mot il suffit de substituer le mot par une chaîne vide. Par exemple, pour supprimer le mot alice la commande est :</text:p>
      <text:p text:style-name="P49"/>
      <text:p text:style-name="P42"><text:span text:style-name="T12">$sed </text:span>’<text:span text:style-name="T12">s/alice//g’ fichier1 fichier2</text:span></text:p>
      <text:p text:style-name="P49"/>
      <text:p text:style-name="Standard">Il est possible d’utiliser la commande sed comme filtre :</text:p>
      <text:p text:style-name="P51"/>
      <text:p text:style-name="P40">$cat fichier | sed -e ’s/a/A/g’ -e ’s/TA/ta/g’</text:p>
      <text:p text:style-name="P49"/>
      <text:p text:style-name="Standard">La commande <text:span text:style-name="T31">cat</text:span> affiche le contenu du fichier <text:span text:style-name="T30">fichier</text:span> sur la sortie standard, qui est reprise par la commande <text:span text:style-name="T31">sed </text:span>(c’est le cas classique d’utilisation d’une commande filtre).</text:p>
      <text:p text:style-name="P54">Notez ici que nous avons utilisé l’option -e car la commande contient plusieurs directives de traitement. La première substitution change tous les <text:span text:style-name="T31">a</text:span> en <text:span text:style-name="T31">A</text:span> et la seconde tous les <text:span text:style-name="T31">TA</text:span> en <text:span text:style-name="T31">ta</text:span>. Ce qui signifie que si <text:span text:style-name="T30">fichier</text:span> contient une ligne <text:span text:style-name="T31">a Table</text:span>, cette ligne sera transformée en <text:span text:style-name="T31">A table</text:span>. En effet, la première substitution transformera : </text:p>
      <text:p text:style-name="P54"><text:soft-page-break/><text:span text:style-name="T30">a Table</text:span> --&gt; <text:span text:style-name="T30">A Table</text:span></text:p>
      <text:p text:style-name="P54"><text:span text:style-name="T30"/></text:p>
      <text:p text:style-name="P55">et la deuxième substitution agira sur le résultat de la première substitution :</text:p>
      <text:p text:style-name="P55"/>
      <text:p text:style-name="P56">A TAble --&gt; A table</text:p>
      <text:p text:style-name="Standard"/>
      <text:h text:style-name="Heading_20_3" text:outline-level="3"><text:span text:style-name="T32">0</text:span>ptions classiques</text:h>
      <text:p text:style-name="Text_20_body"/>
      <text:p text:style-name="Standard"><text:span text:style-name="T32">D</text:span>ans les exemples précédents, les substitutions sont effectuées sur l’ensemble des lignes. La syntaxe de substitution de la commande <text:span text:style-name="T31">sed</text:span> permet de spécifier les numéros des lignes sur lesquelles la substitution doit être effectuée. Par exemple, la commande suivante permet de remplacer ’UNIX’ par ’*nix’ seulement sur les lignes <text:span text:style-name="T2">1 à 5 incluses</text:span> :</text:p>
      <text:p text:style-name="Standard"/>
      <text:p text:style-name="P44"><text:span text:style-name="T12">$ </text:span><text:span text:style-name="T20">sed '1,5s/UNIX/*nix/g' slogan.txt</text:span></text:p>
      <text:p text:style-name="P57"><text:span text:style-name="T20"/></text:p>
      <text:p text:style-name="Standard">la commande inverse pour rétablir le fichier d’origine</text:p>
      <text:p text:style-name="P58"><text:span text:style-name="T20"/></text:p>
      <text:p text:style-name="P43"><text:span text:style-name="T12">$ </text:span><text:span text:style-name="T20">sed '1,5s/*nix/UNIX/g' slogan.txt</text:span></text:p>
      <text:p text:style-name="P58"><text:span text:style-name="T20"/></text:p>
      <text:p text:style-name="Standard">S’il est possible d’effectuer les substitutions seulement sur des lignes données en argument, il est aussi possible de spécifier les lignes en fonction d’un motif de recherche.</text:p>
      <text:p text:style-name="P60"><text:span text:style-name="T4"/></text:p>
      <text:p text:style-name="P45"><text:span text:style-name="T12">$ </text:span><text:span text:style-name="T33">sed -e '/^C/s/B</text:span><text:span text:style-name="T34">ash</text:span><text:span text:style-name="T33">/B</text:span><text:span text:style-name="T34">ASH</text:span><text:span text:style-name="T33">/g' slogan.txt</text:span></text:p>
      <text:p text:style-name="P60"><text:span text:style-name="T12"/></text:p>
      <text:p text:style-name="Standard">La commande précédente permet de remplacer ’<text:span text:style-name="T31">Bash</text:span>’ par ’<text:span text:style-name="T31">BASH</text:span>’ sur les lignes commençant par ’<text:span text:style-name="T31">C</text:span>’. </text:p>
      <text:p text:style-name="Standard">La commande suivante permet de faire ce changement sur les lignes contenant le mot ’<text:span text:style-name="T31">that</text:span>’.</text:p>
      <text:p text:style-name="P60"><text:span text:style-name="T12"/></text:p>
      <text:p text:style-name="P45"><text:span text:style-name="T17">$</text:span><text:span text:style-name="T34"> </text:span><text:span text:style-name="T33">sed -e '/that/s/Bash/BASH/g' slogan.txt</text:span></text:p>
      <text:p text:style-name="P60"><text:span text:style-name="T12"/></text:p>
      <text:p text:style-name="P61"><text:span text:style-name="T35">J</text:span>usqu’ici nous avons effectué des substitutions en utilisant un motif de recherche simple. Mais il est possible, comme pour la commande grep, d’utiliser des expressions régulières complexes. </text:p>
      <text:p text:style-name="P61">La commande suivante remplacera toutes les chaînes de caractères contenant ’L’ et ’x’ avec n’importe quel nombre de caractère entre ces deux lettres par "XXX"</text:p>
      <text:p text:style-name="P60"><text:span text:style-name="T12"/></text:p>
      <text:p text:style-name="P44"><text:span text:style-name="T22">$ </text:span><text:span text:style-name="T20">sed -e 's/L.*x/XXX/g' slogan.txt</text:span></text:p>
      <text:p text:style-name="P59"><text:span text:style-name="T20"/></text:p>
      <text:p text:style-name="P59"><text:span text:style-name="T20"/></text:p>
      <text:p text:style-name="Standard"><text:span text:style-name="T31">sed</text:span> permet aussi de supprimer des lignes trouvées, au lieu de faire une substitution comme on l’a fait jusqu’ici. La commande suivante permet de supprimer, grâce à l’action <text:span text:style-name="T31">/d</text:span></text:p>
      <text:p text:style-name="Standard">La commande suivante <text:span text:style-name="T36">effectue la suppression de toutes les ligne contenant le mot Linux.</text:span></text:p>
      <text:p text:style-name="P60"><text:span text:style-name="T12"/></text:p>
      <text:p text:style-name="P45"><text:span text:style-name="T12">$ sed -e ’/Linux/d’ slogan.txt</text:span></text:p>
      <text:p text:style-name="P60"><text:span text:style-name="T12"/></text:p>
      <text:h text:style-name="Heading_20_2" text:outline-level="2"><text:soft-page-break/>Conclusion</text:h>
      <text:p text:style-name="Text_20_body"/>
      <text:p text:style-name="Standard">Les commandes que nous avons vu ici (<text:span text:style-name="T31">find</text:span>, <text:span text:style-name="T31">grep</text:span>, <text:span text:style-name="T31">sed</text:span>) sont, selon <text:span text:style-name="T37">moi</text:span>, les commandes les plus puissantes de linux car elles permettent vraiment de passer d’un stade de débutant à un stade d’utilisateur avancé sous linux. Maîtriser ces commandes, et les filtres puissants en général, font partie des fondamentaux de linux et vous venez d’acquérir ces fondamentaux. Les activités suivantes vous permettront de mieux exploiter votre ligne de commande.</text:p>
      <text:p text:style-name="Text_20_body"/>
      <text:p text:style-name="P60"><text:span text:style-name="T12"/></text:p>
      <text:p text:style-name="P60"><text:span text:style-name="T12"/></text:p>
      <text:p text:style-name="P60"><text:span text:style-name="T12"/></text:p>
      <text:p text:style-name="P58"><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a225" officeooo:paragraph-rsid="0006a225"/>
    </style:style>
    <style:style style:name="MT1" style:family="text">
      <style:text-properties officeooo:rsid="001229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ash Les Filtres <text:span text:style-name="MT1">puissants <text:s text:c="3"/>find <text:s/>grep sed</text:span><text:tab/><text:tab/>page <text:page-number text:select-page="current">6</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1T13:31:02.695690021</meta:creation-date>
    <dc:date>2020-09-28T15:15:12.881914036</dc:date>
    <meta:editing-duration>PT1H7M2S</meta:editing-duration>
    <meta:editing-cycles>10</meta:editing-cycles>
    <meta:generator>LibreOffice/6.3.5.2$Linux_X86_64 LibreOffice_project/30$Build-2</meta:generator>
    <meta:document-statistic meta:table-count="0" meta:image-count="0" meta:object-count="0" meta:page-count="8" meta:paragraph-count="144" meta:word-count="2219" meta:character-count="13561" meta:non-whitespace-character-count="11480"/>
  </office:meta>
</office:document-meta>
</file>